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407927" style:font-name="Liberation Mono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407927" style:font-name="Liberation Mono" fo:font-size="12pt" style:font-size-asian="12pt" style:font-size-complex="12pt"/>
    </style:style>
    <style:style style:name="P3" style:family="paragraph" style:parent-style-name="Standard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Mono" fo:font-size="12pt" style:font-size-asian="12pt" style:font-size-complex="12pt"/>
    </style:style>
    <style:style style:name="P6" style:family="paragraph" style:parent-style-name="Standard">
      <style:text-properties style:font-name="Liberation Mono" fo:font-size="12pt" officeooo:paragraph-rsid="00125b26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0e2f4a" officeooo:paragraph-rsid="000e2f4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4pt" fo:font-weight="bold" officeooo:rsid="000a2787" officeooo:paragraph-rsid="000a2787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ed1c24" style:font-name="Liberation Mono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ed1c24" style:font-name="Liberation Mono" fo:font-size="12pt" style:font-size-asian="12pt" style:font-size-complex="12pt"/>
    </style:style>
    <style:style style:name="P11" style:family="paragraph" style:parent-style-name="Standard" style:list-style-name="L1">
      <style:text-properties fo:color="#00599d" style:font-name="Liberation Mono" fo:font-size="12pt" officeooo:rsid="000ccdea" officeooo:paragraph-rsid="000ccdea" style:font-size-asian="12pt" style:font-size-complex="12pt"/>
    </style:style>
    <style:style style:name="T1" style:family="text">
      <style:text-properties officeooo:rsid="000ccdea"/>
    </style:style>
    <style:style style:name="T2" style:family="text">
      <style:text-properties fo:color="#407927" fo:font-weight="bold" style:font-weight-asian="bold" style:font-weight-complex="bold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officeooo:rsid="00139da5"/>
    </style:style>
    <style:style style:name="T5" style:family="text">
      <style:text-properties officeooo:rsid="00150de6"/>
    </style:style>
    <style:style style:name="T6" style:family="text">
      <style:text-properties officeooo:rsid="001958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TD W<text:span text:style-name="T6">orkflow</text:span></text:p>
      <text:p text:style-name="P4"/>
      <text:p text:style-name="P3">1. Capture (Collect what has your attention)</text:p>
      <text:p text:style-name="P5"/>
      <text:p text:style-name="P5">- every open loop must be in your capture system and out of your head</text:p>
      <text:p text:style-name="P5">- you must have as few capturing baskets you can get by with</text:p>
      <text:p text:style-name="P5">- you must empty them regularly</text:p>
      <text:p text:style-name="P5"/>
      <text:p text:style-name="P5"/>
      <text:p text:style-name="P3">2. Clarify (Process what it means)</text:p>
      <text:p text:style-name="P5"/>
      <text:p text:style-name="P5">- what is it?</text:p>
      <text:p text:style-name="P6">- is it actionable? (<text:span text:style-name="T2">yes</text:span>/<text:span text:style-name="T3">no</text:span>)</text:p>
      <text:p text:style-name="P5"/>
      <text:p text:style-name="P1">yes --&gt;</text:p>
      <text:p text:style-name="P2"/>
      <text:p text:style-name="P2">* what project or outcome have you <text:span text:style-name="T1">committed</text:span> to?</text:p>
      <text:p text:style-name="P2">* what is the next action required?</text:p>
      <text:p text:style-name="P2"/>
      <text:list xml:id="list897092185" text:style-name="L1">
        <text:list-item>
          <text:p text:style-name="P11">do</text:p>
        </text:list-item>
        <text:list-item>
          <text:p text:style-name="P11">delegate</text:p>
        </text:list-item>
        <text:list-item>
          <text:p text:style-name="P11">defer</text:p>
        </text:list-item>
      </text:list>
      <text:p text:style-name="P2"/>
      <text:p text:style-name="P9">no --&gt;</text:p>
      <text:p text:style-name="P10"/>
      <text:p text:style-name="P10">* Trash, no longer needed</text:p>
      <text:p text:style-name="P10">* Someday/Maybe, no action now, incubate</text:p>
      <text:p text:style-name="P10">* Reference</text:p>
      <text:p text:style-name="P5"/>
      <text:p text:style-name="P5"/>
      <text:p text:style-name="P3">3. Organize (Put it where it belongs)</text:p>
      <text:p text:style-name="P5"/>
      <text:p text:style-name="P5">- projects</text:p>
      <text:p text:style-name="P5">- next actions list</text:p>
      <text:p text:style-name="P5">- <text:span text:style-name="T4">i</text:span>ncubation</text:p>
      <text:p text:style-name="P5">- <text:span text:style-name="T4">t</text:span>ickler</text:p>
      <text:p text:style-name="P5">- <text:span text:style-name="T4">r</text:span>eference</text:p>
      <text:p text:style-name="P5">- etc..</text:p>
      <text:p text:style-name="P5"/>
      <text:p text:style-name="P5"/>
      <text:p text:style-name="P3">4. Reflect (Review Frequently)</text:p>
      <text:p text:style-name="P5"/>
      <text:p text:style-name="P5">- <text:span text:style-name="T4">r</text:span>eview as frequently as needed to feel ok</text:p>
      <text:p text:style-name="P5">- <text:span text:style-name="T4">w</text:span>eekly review of the whole system</text:p>
      <text:p text:style-name="P5"/>
      <text:p text:style-name="P5"/>
      <text:p text:style-name="P3">5. Engage</text:p>
      <text:p text:style-name="P7"/>
      <text:p text:style-name="P7">- <text:span text:style-name="T5">s</text:span>imply d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0:51:16.031893828</meta:creation-date>
    <dc:date>2018-06-17T11:57:33.276408374</dc:date>
    <meta:editing-duration>PT19M21S</meta:editing-duration>
    <meta:editing-cycles>12</meta:editing-cycles>
    <meta:generator>LibreOffice/6.0.4.2$Linux_X86_64 LibreOffice_project/00m0$Build-2</meta:generator>
    <meta:document-statistic meta:table-count="0" meta:image-count="0" meta:object-count="0" meta:page-count="1" meta:paragraph-count="30" meta:word-count="145" meta:character-count="715" meta:non-whitespace-character-count="605"/>
  </office:meta>
</office:document-meta>
</file>